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00000032D46FC00DC7495CD04.png" manifest:media-type="image/png"/>
  <manifest:file-entry manifest:full-path="Pictures/10000000000001300000032D4E71EE35164D0BED.pdf" manifest:media-type="application/pdf"/>
  <manifest:file-entry manifest:full-path="Pictures/10000000000001300000001A6F44D2773D01E891.png" manifest:media-type="image/png"/>
  <manifest:file-entry manifest:full-path="Pictures/100000000000013000000155A0F587F7E0FECBA6.pdf" manifest:media-type="application/pdf"/>
  <manifest:file-entry manifest:full-path="Pictures/100000000000012C000000C160D1F0792514DDA2.png" manifest:media-type="image/png"/>
  <manifest:file-entry manifest:full-path="Pictures/10000000000001300000015560594E7868443C35.png" manifest:media-type="image/png"/>
  <manifest:file-entry manifest:full-path="Pictures/100000000000012D0000021EB1CBE805D0EC220A.png" manifest:media-type="image/png"/>
  <manifest:file-entry manifest:full-path="Pictures/100000000000013200000245E1B750C12E71FA35.pdf" manifest:media-type="application/pdf"/>
  <manifest:file-entry manifest:full-path="Pictures/1000000000000132000000B64ABB28BB9F445579.pdf" manifest:media-type="application/pdf"/>
  <manifest:file-entry manifest:full-path="Pictures/1000000000000132000001AF44CC7B2B866ECC6A.png" manifest:media-type="image/png"/>
  <manifest:file-entry manifest:full-path="Pictures/100000000000020C000002D8F2EE0D76734B14AF.pdf" manifest:media-type="application/pdf"/>
  <manifest:file-entry manifest:full-path="Pictures/100000000000020C000002D8CB83B97480A6A456.png" manifest:media-type="image/png"/>
  <manifest:file-entry manifest:full-path="Pictures/100000000000020700000244DB292292596C038E.pdf" manifest:media-type="application/pdf"/>
  <manifest:file-entry manifest:full-path="Pictures/10000000000002070000024421E4B75E78612C8D.png" manifest:media-type="image/png"/>
  <manifest:file-entry manifest:full-path="Pictures/100000000000012D0000021E7D2D6775CC572C47.pdf" manifest:media-type="application/pdf"/>
  <manifest:file-entry manifest:full-path="Pictures/100000000000012D000001B8B632BCBD36474DC8.png" manifest:media-type="image/png"/>
  <manifest:file-entry manifest:full-path="Pictures/10000000000001320000024541345A4933D466A7.png" manifest:media-type="image/png"/>
  <manifest:file-entry manifest:full-path="Pictures/1000000000000132000001AF8D6F49FEDE6389FB.pdf" manifest:media-type="application/pdf"/>
  <manifest:file-entry manifest:full-path="Pictures/100000000000012D000001B824968AFE8035DDCC.pdf" manifest:media-type="application/pdf"/>
  <manifest:file-entry manifest:full-path="Pictures/1000000000000132000000B68E543A348C4F19AD.png" manifest:media-type="image/png"/>
  <manifest:file-entry manifest:full-path="Pictures/100000000000012C000000C124570F081C8411A9.pdf" manifest:media-type="application/pdf"/>
  <manifest:file-entry manifest:full-path="Pictures/100000000000012C000002A5DF1D70EFC62CA256.pdf" manifest:media-type="application/pdf"/>
  <manifest:file-entry manifest:full-path="Pictures/10000000000001300000001A4F47B87DDA91B959.pdf" manifest:media-type="application/pdf"/>
  <manifest:file-entry manifest:full-path="Pictures/100000000000012C000002A50021A213EC4E224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019e9" officeooo:paragraph-rsid="001019e9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533cm" svg:y="1.552cm" svg:width="15.937cm" svg:height="17.81cm" draw:z-index="0"><draw:image xlink:href="Pictures/100000000000020700000244DB292292596C038E.pdf" xlink:type="simple" xlink:show="embed" xlink:actuate="onLoad" loext:mime-type="application/pdf"/><draw:image xlink:href="Pictures/10000000000002070000024421E4B75E78612C8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0.125cm" svg:y="1.145cm" svg:width="16.746cm" svg:height="23.267cm" draw:z-index="1"><draw:image xlink:href="Pictures/100000000000020C000002D8F2EE0D76734B14AF.pdf" xlink:type="simple" xlink:show="embed" xlink:actuate="onLoad" loext:mime-type="application/pdf"/><draw:image xlink:href="Pictures/100000000000020C000002D8CB83B97480A6A456.png" xlink:type="simple" xlink:show="embed" xlink:actuate="onLoad"/></draw:frame><text:soft-page-break/></text:p>
      <text:p text:style-name="Standard"/>
      <text:p text:style-name="Standard"/>
      <text:p text:style-name="Standard"/>
      <text:p text:style-name="P1"><text:soft-page-break/>Exercices :</text:p>
      <text:p text:style-name="P1"/>
      <text:p text:style-name="P1"><draw:frame draw:style-name="fr1" draw:name="Image3" text:anchor-type="paragraph" svg:x="-1.247cm" svg:y="0cm" svg:width="6.371cm" svg:height="11.472cm" draw:z-index="2"><draw:image xlink:href="Pictures/100000000000012D0000021E7D2D6775CC572C47.pdf" xlink:type="simple" xlink:show="embed" xlink:actuate="onLoad" loext:mime-type="application/pdf"/><draw:image xlink:href="Pictures/100000000000012D0000021EB1CBE805D0EC220A.png" xlink:type="simple" xlink:show="embed" xlink:actuate="onLoad"/></draw:frame><draw:frame draw:style-name="fr1" draw:name="Image5" text:anchor-type="paragraph" svg:x="5.38cm" svg:y="0.095cm" svg:width="6.477cm" svg:height="9.123cm" draw:z-index="4"><draw:image xlink:href="Pictures/1000000000000132000001AF8D6F49FEDE6389FB.pdf" xlink:type="simple" xlink:show="embed" xlink:actuate="onLoad" loext:mime-type="application/pdf"/><draw:image xlink:href="Pictures/1000000000000132000001AF44CC7B2B866ECC6A.png" xlink:type="simple" xlink:show="embed" xlink:actuate="onLoad"/></draw:frame></text:p>
      <text:p text:style-name="Standard"><draw:frame draw:style-name="fr1" draw:name="Image7" text:anchor-type="paragraph" svg:x="12.114cm" svg:y="0.349cm" svg:width="6.477cm" svg:height="12.298cm" draw:z-index="6"><draw:image xlink:href="Pictures/100000000000013200000245E1B750C12E71FA35.pdf" xlink:type="simple" xlink:show="embed" xlink:actuate="onLoad" loext:mime-type="application/pdf"/><draw:image xlink:href="Pictures/10000000000001320000024541345A4933D466A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x="-1.247cm" svg:y="7.495cm" svg:width="6.371cm" svg:height="9.313cm" draw:z-index="3"><draw:image xlink:href="Pictures/100000000000012D000001B824968AFE8035DDCC.pdf" xlink:type="simple" xlink:show="embed" xlink:actuate="onLoad" loext:mime-type="application/pdf"/><draw:image xlink:href="Pictures/100000000000012D000001B8B632BCBD36474DC8.png" xlink:type="simple" xlink:show="embed" xlink:actuate="onLoad"/></draw:frame><draw:frame draw:style-name="fr1" draw:name="Image6" text:anchor-type="paragraph" svg:x="5.427cm" svg:y="5.385cm" svg:width="6.477cm" svg:height="3.852cm" draw:z-index="5"><draw:image xlink:href="Pictures/1000000000000132000000B64ABB28BB9F445579.pdf" xlink:type="simple" xlink:show="embed" xlink:actuate="onLoad" loext:mime-type="application/pdf"/><draw:image xlink:href="Pictures/1000000000000132000000B68E543A348C4F19A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Correction :</text:p>
      <text:p text:style-name="P1"><draw:frame draw:style-name="fr1" draw:name="Image8" text:anchor-type="paragraph" svg:x="-1.543cm" svg:y="0.427cm" svg:width="6.35cm" svg:height="14.33cm" draw:z-index="7"><draw:image xlink:href="Pictures/100000000000012C000002A5DF1D70EFC62CA256.pdf" xlink:type="simple" xlink:show="embed" xlink:actuate="onLoad" loext:mime-type="application/pdf"/><draw:image xlink:href="Pictures/100000000000012C000002A50021A213EC4E2247.png" xlink:type="simple" xlink:show="embed" xlink:actuate="onLoad"/></draw:frame><draw:frame draw:style-name="fr1" draw:name="Image12" text:anchor-type="paragraph" svg:x="12.104cm" svg:y="0.497cm" svg:width="6.435cm" svg:height="7.218cm" draw:z-index="11"><draw:image xlink:href="Pictures/100000000000013000000155A0F587F7E0FECBA6.pdf" xlink:type="simple" xlink:show="embed" xlink:actuate="onLoad" loext:mime-type="application/pdf"/><draw:image xlink:href="Pictures/10000000000001300000015560594E7868443C35.png" xlink:type="simple" xlink:show="embed" xlink:actuate="onLoad"/></draw:frame></text:p>
      <text:p text:style-name="P1"><draw:frame draw:style-name="fr1" draw:name="Image9" text:anchor-type="paragraph" svg:x="-1.448cm" svg:y="14.187cm" svg:width="6.35cm" svg:height="4.085cm" draw:z-index="8"><draw:image xlink:href="Pictures/100000000000012C000000C124570F081C8411A9.pdf" xlink:type="simple" xlink:show="embed" xlink:actuate="onLoad" loext:mime-type="application/pdf"/><draw:image xlink:href="Pictures/100000000000012C000000C160D1F0792514DDA2.png" xlink:type="simple" xlink:show="embed" xlink:actuate="onLoad"/></draw:frame><draw:frame draw:style-name="fr2" draw:name="Image10" text:anchor-type="paragraph" svg:width="6.435cm" svg:height="0.55cm" draw:z-index="9"><draw:image xlink:href="Pictures/10000000000001300000001A4F47B87DDA91B959.pdf" xlink:type="simple" xlink:show="embed" xlink:actuate="onLoad" loext:mime-type="application/pdf"/><draw:image xlink:href="Pictures/10000000000001300000001A6F44D2773D01E891.png" xlink:type="simple" xlink:show="embed" xlink:actuate="onLoad"/></draw:frame><draw:frame draw:style-name="fr1" draw:name="Image11" text:anchor-type="paragraph" svg:x="5.33cm" svg:y="0.871cm" svg:width="6.435cm" svg:height="17.209cm" draw:z-index="10"><draw:image xlink:href="Pictures/10000000000001300000032D4E71EE35164D0BED.pdf" xlink:type="simple" xlink:show="embed" xlink:actuate="onLoad" loext:mime-type="application/pdf"/><draw:image xlink:href="Pictures/10000000000001300000032D46FC00DC7495CD0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9T13:52:17.256821997</meta:creation-date>
    <dc:date>2020-01-19T14:00:34.452753482</dc:date>
    <meta:editing-duration>PT8M17S</meta:editing-duration>
    <meta:editing-cycles>3</meta:editing-cycles>
    <meta:generator>LibreOffice/6.0.7.3$Linux_X86_64 LibreOffice_project/00m0$Build-3</meta:generator>
    <meta:document-statistic meta:table-count="0" meta:image-count="12" meta:object-count="0" meta:page-count="4" meta:paragraph-count="2" meta:word-count="4" meta:character-count="23" meta:non-whitespace-character-count="21"/>
  </office:meta>
</office:document-meta>
</file>